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>
            <text:p>sn07 Laufzeit in Sekunden</text:p>
          </table:table-cell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>
            <text:p>H=2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>
            <text:p>Thread Zahl=1</text:p>
          </table:table-cell>
          <table:table-cell office:value-type="string">
            <text:p>Thread Zahl=4</text:p>
          </table:table-cell>
          <table:table-cell office:value-type="string">
            <text:p>Thread Zahl=8</text:p>
          </table:table-cell>
          <table:table-cell office:value-type="string">
            <text:p>Thread Zahl=12</text:p>
          </table:table-cell>
          <table:table-cell office:value-type="string">
            <text:p>Thread Zahl=16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0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>
            <text:p>H=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>
            <text:p>Thread Zahl=1</text:p>
          </table:table-cell>
          <table:table-cell office:value-type="string">
            <text:p>Thread Zahl=4</text:p>
          </table:table-cell>
          <table:table-cell office:value-type="string">
            <text:p>Thread Zahl=8</text:p>
          </table:table-cell>
          <table:table-cell office:value-type="string">
            <text:p>Thread Zahl=12</text:p>
          </table:table-cell>
          <table:table-cell office:value-type="string">
            <text:p>Thread Zahl=16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,047</text:p>
          </table:table-cell>
          <table:table-cell office:value-type="string">
            <text:p>0,061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0,048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,054</text:p>
          </table:table-cell>
          <table:table-cell office:value-type="string">
            <text:p>0,058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,052</text:p>
          </table:table-cell>
          <table:table-cell office:value-type="string">
            <text:p>0,05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,031</text:p>
          </table:table-cell>
          <table:table-cell office:value-type="string">
            <text:p>0,037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0,001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0,001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0,001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0,001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0,001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0,001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0,00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>
            <text:p>H=32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>
            <text:p>Thread Zahl=1</text:p>
          </table:table-cell>
          <table:table-cell office:value-type="string">
            <text:p>Thread Zahl=4</text:p>
          </table:table-cell>
          <table:table-cell office:value-type="string">
            <text:p>Thread Zahl=8</text:p>
          </table:table-cell>
          <table:table-cell office:value-type="string">
            <text:p>Thread Zahl=12</text:p>
          </table:table-cell>
          <table:table-cell office:value-type="string">
            <text:p>Thread Zahl=16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number-columns-repeated="5" office:value-type="string">
            <text:p>0,014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number-columns-repeated="2" office:value-type="string">
            <text:p>0,02</text:p>
          </table:table-cell>
          <table:table-cell office:value-type="string">
            <text:p>0,023</text:p>
          </table:table-cell>
          <table:table-cell office:value-type="string">
            <text:p>0,027</text:p>
          </table:table-cell>
          <table:table-cell office:value-type="string">
            <text:p>0,05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string">
            <text:p>0,011</text:p>
          </table:table-cell>
          <table:table-cell office:value-type="string">
            <text:p>0,012</text:p>
          </table:table-cell>
          <table:table-cell office:value-type="string">
            <text:p>0,02</text:p>
          </table:table-cell>
          <table:table-cell office:value-type="string">
            <text:p>0,025</text:p>
          </table:table-cell>
          <table:table-cell office:value-type="string">
            <text:p>0,037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5" office:value-type="string">
            <text:p>0,015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string">
            <text:p>0,015</text:p>
          </table:table-cell>
          <table:table-cell office:value-type="string">
            <text:p>0,013</text:p>
          </table:table-cell>
          <table:table-cell office:value-type="string">
            <text:p>0,015</text:p>
          </table:table-cell>
          <table:table-cell office:value-type="string">
            <text:p>0,02</text:p>
          </table:table-cell>
          <table:table-cell office:value-type="string">
            <text:p>0,031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string">
            <text:p>0,009</text:p>
          </table:table-cell>
          <table:table-cell office:value-type="string">
            <text:p>0,01</text:p>
          </table:table-cell>
          <table:table-cell office:value-type="string">
            <text:p>0,016</text:p>
          </table:table-cell>
          <table:table-cell office:value-type="string">
            <text:p>0,022</text:p>
          </table:table-cell>
          <table:table-cell office:value-type="string">
            <text:p>0,032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string">
            <text:p>0,007</text:p>
          </table:table-cell>
          <table:table-cell office:value-type="string">
            <text:p>0,01</text:p>
          </table:table-cell>
          <table:table-cell office:value-type="string">
            <text:p>0,015</text:p>
          </table:table-cell>
          <table:table-cell office:value-type="string">
            <text:p>0,021</text:p>
          </table:table-cell>
          <table:table-cell office:value-type="string">
            <text:p>0,031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string">
            <text:p>0,031</text:p>
          </table:table-cell>
          <table:table-cell office:value-type="string">
            <text:p>0,218</text:p>
          </table:table-cell>
          <table:table-cell office:value-type="string">
            <text:p>0,0435</text:p>
          </table:table-cell>
          <table:table-cell office:value-type="string">
            <text:p>0,562</text:p>
          </table:table-cell>
          <table:table-cell office:value-type="string">
            <text:p>0,86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string">
            <text:p>0,033</text:p>
          </table:table-cell>
          <table:table-cell office:value-type="string">
            <text:p>0,248</text:p>
          </table:table-cell>
          <table:table-cell office:value-type="string">
            <text:p>0,503</text:p>
          </table:table-cell>
          <table:table-cell office:value-type="string">
            <text:p>0,0641</text:p>
          </table:table-cell>
          <table:table-cell office:value-type="string">
            <text:p>0,927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number-columns-repeated="5" office:value-type="string">
            <text:p>0,014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string">
            <text:p>0,096</text:p>
          </table:table-cell>
          <table:table-cell office:value-type="string">
            <text:p>0,032</text:p>
          </table:table-cell>
          <table:table-cell office:value-type="string">
            <text:p>0,035</text:p>
          </table:table-cell>
          <table:table-cell office:value-type="string">
            <text:p>0,043</text:p>
          </table:table-cell>
          <table:table-cell office:value-type="string">
            <text:p>0,064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string">
            <text:p>0,01</text:p>
          </table:table-cell>
          <table:table-cell office:value-type="string">
            <text:p>0,011</text:p>
          </table:table-cell>
          <table:table-cell office:value-type="string">
            <text:p>0,,025</text:p>
          </table:table-cell>
          <table:table-cell office:value-type="string">
            <text:p>0,044</text:p>
          </table:table-cell>
          <table:table-cell office:value-type="string">
            <text:p>0,07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5" office:value-type="string">
            <text:p>0,015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string">
            <text:p>0,044</text:p>
          </table:table-cell>
          <table:table-cell office:value-type="string">
            <text:p>0,018</text:p>
          </table:table-cell>
          <table:table-cell office:value-type="string">
            <text:p>0,020</text:p>
          </table:table-cell>
          <table:table-cell office:value-type="string">
            <text:p>0,029</text:p>
          </table:table-cell>
          <table:table-cell office:value-type="string">
            <text:p>0,05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string">
            <text:p>0,008</text:p>
          </table:table-cell>
          <table:table-cell office:value-type="string">
            <text:p>0,011</text:p>
          </table:table-cell>
          <table:table-cell office:value-type="string">
            <text:p>0,027</text:p>
          </table:table-cell>
          <table:table-cell office:value-type="string">
            <text:p>0,038</text:p>
          </table:table-cell>
          <table:table-cell office:value-type="string">
            <text:p>0,062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string">
            <text:p>0,007</text:p>
          </table:table-cell>
          <table:table-cell office:value-type="string">
            <text:p>0,010</text:p>
          </table:table-cell>
          <table:table-cell office:value-type="string">
            <text:p>0,025</text:p>
          </table:table-cell>
          <table:table-cell office:value-type="string">
            <text:p>0,043</text:p>
          </table:table-cell>
          <table:table-cell office:value-type="string">
            <text:p>0,067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string">
            <text:p>0,03</text:p>
          </table:table-cell>
          <table:table-cell office:value-type="string">
            <text:p>0,264</text:p>
          </table:table-cell>
          <table:table-cell office:value-type="string">
            <text:p>0,501</text:p>
          </table:table-cell>
          <table:table-cell office:value-type="string">
            <text:p>1,2</text:p>
          </table:table-cell>
          <table:table-cell office:value-type="string">
            <text:p>1,8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string">
            <text:p>0,031</text:p>
          </table:table-cell>
          <table:table-cell office:value-type="string">
            <text:p>0,301</text:p>
          </table:table-cell>
          <table:table-cell office:value-type="string">
            <text:p>0,647</text:p>
          </table:table-cell>
          <table:table-cell office:value-type="string">
            <text:p>1,4</text:p>
          </table:table-cell>
          <table:table-cell office:value-type="string">
            <text:p>2,1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>
            <text:p>H=128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>
            <text:p>Thread Zahl=1</text:p>
          </table:table-cell>
          <table:table-cell office:value-type="string">
            <text:p>Thread Zahl=4</text:p>
          </table:table-cell>
          <table:table-cell office:value-type="string">
            <text:p>Thread Zahl=8</text:p>
          </table:table-cell>
          <table:table-cell office:value-type="string">
            <text:p>Thread Zahl=12</text:p>
          </table:table-cell>
          <table:table-cell office:value-type="string">
            <text:p>Thread Zahl=16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number-columns-repeated="5" office:value-type="string">
            <text:p>2,15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4">
            <text:p>4</text:p>
          </table:table-cell>
          <table:table-cell office:value-type="string">
            <text:p>1,1</text:p>
          </table:table-cell>
          <table:table-cell office:value-type="string">
            <text:p>0,73</text:p>
          </table:table-cell>
          <table:table-cell office:value-type="string">
            <text:p>0,65</text:p>
          </table:table-cell>
          <table:table-cell office:value-type="string">
            <text:p>0,9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string">
            <text:p>2,15</text:p>
          </table:table-cell>
          <table:table-cell office:value-type="string">
            <text:p>0,67</text:p>
          </table:table-cell>
          <table:table-cell office:value-type="string">
            <text:p>0,55</text:p>
          </table:table-cell>
          <table:table-cell office:value-type="string">
            <text:p>0,53</text:p>
          </table:table-cell>
          <table:table-cell office:value-type="string">
            <text:p>0,7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5" office:value-type="string">
            <text:p>3,2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string">
            <text:p>3,2</text:p>
          </table:table-cell>
          <table:table-cell office:value-type="string">
            <text:p>0,9</text:p>
          </table:table-cell>
          <table:table-cell office:value-type="string">
            <text:p>0,55</text:p>
          </table:table-cell>
          <table:table-cell office:value-type="string">
            <text:p>0,47</text:p>
          </table:table-cell>
          <table:table-cell office:value-type="string">
            <text:p>0,48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string">
            <text:p>1,64</text:p>
          </table:table-cell>
          <table:table-cell office:value-type="string">
            <text:p>0,5</text:p>
          </table:table-cell>
          <table:table-cell office:value-type="string">
            <text:p>0,41</text:p>
          </table:table-cell>
          <table:table-cell office:value-type="string">
            <text:p>0,42</text:p>
          </table:table-cell>
          <table:table-cell office:value-type="string">
            <text:p>0,51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string">
            <text:p>1,354</text:p>
          </table:table-cell>
          <table:table-cell office:value-type="string">
            <text:p>0,44</text:p>
          </table:table-cell>
          <table:table-cell office:value-type="string">
            <text:p>0,40</text:p>
          </table:table-cell>
          <table:table-cell office:value-type="string">
            <text:p>0,44</text:p>
          </table:table-cell>
          <table:table-cell office:value-type="string">
            <text:p>0,51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string">
            <text:p>2,6</text:p>
          </table:table-cell>
          <table:table-cell office:value-type="string">
            <text:p>11,5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string">
            <text:p>2,47</text:p>
          </table:table-cell>
          <table:table-cell office:value-type="string">
            <text:p>12,5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number-columns-repeated="5" office:value-type="string">
            <text:p>2,2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24">
            <text:p>24</text:p>
          </table:table-cell>
          <table:table-cell office:value-type="string">
            <text:p>6,2</text:p>
          </table:table-cell>
          <table:table-cell office:value-type="string">
            <text:p>3,2</text:p>
          </table:table-cell>
          <table:table-cell office:value-type="string">
            <text:p>2,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2">
            <text:p>2</text:p>
          </table:table-cell>
          <table:table-cell office:value-type="string">
            <text:p>0,7</text:p>
          </table:table-cell>
          <table:table-cell office:value-type="string">
            <text:p>0,601</text:p>
          </table:table-cell>
          <table:table-cell office:value-type="string">
            <text:p>0,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number-columns-repeated="5" office:value-type="string">
            <text:p>3,2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10.7">
            <text:p>10.7</text:p>
          </table:table-cell>
          <table:table-cell office:value-type="string">
            <text:p>2,94</text:p>
          </table:table-cell>
          <table:table-cell office:value-type="string">
            <text:p>1,6</text:p>
          </table:table-cell>
          <table:table-cell table:number-columns-repeated="2" office:value-type="string">
            <text:p>1,2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string">
            <text:p>1,3</text:p>
          </table:table-cell>
          <table:table-cell office:value-type="string">
            <text:p>0,47</text:p>
          </table:table-cell>
          <table:table-cell office:value-type="string">
            <text:p>0,48</text:p>
          </table:table-cell>
          <table:table-cell office:value-type="string">
            <text:p>0,5</text:p>
          </table:table-cell>
          <table:table-cell office:value-type="string">
            <text:p>0,9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string">
            <text:p>1,29</text:p>
          </table:table-cell>
          <table:table-cell table:number-columns-repeated="2" office:value-type="string">
            <text:p>0,48</text:p>
          </table:table-cell>
          <table:table-cell office:value-type="string">
            <text:p>0,588</text:p>
          </table:table-cell>
          <table:table-cell office:value-type="string">
            <text:p>0,91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string">
            <text:p>3,7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string">
            <text:p>2,4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Default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1.02.2016</text:date>, <text:time>15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6S</meta:editing-duration>
    <meta:editing-cycles>59</meta:editing-cycles>
    <meta:generator>OpenOffice/4.1.1$Win32 OpenOffice.org_project/411m6$Build-9775</meta:generator>
    <dc:date>2016-02-01T15:20:23.24</dc:date>
    <meta:document-statistic meta:table-count="3" meta:cell-count="465" meta:object-count="0"/>
    <meta:user-defined meta:name="Info 1"/>
    <meta:user-defined meta:name="Info 2"/>
    <meta:user-defined meta:name="Info 3"/>
    <meta:user-defined meta:name="Info 4"/>
  </office:meta>
</office:document-meta>
</file>